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color="#00cc33" fo:font-size="26pt" style:font-size-asian="26pt" style:font-size-complex="26pt"/>
    </style:style>
    <style:style style:name="P3" style:family="paragraph" style:parent-style-name="Standard">
      <style:text-properties fo:color="#00cc33" fo:font-size="26pt" style:font-size-asian="26pt" style:font-size-complex="26pt"/>
    </style:style>
    <style:style style:name="T1" style:family="text">
      <style:text-properties fo:color="#00cc33"/>
    </style:style>
    <style:style style:name="T2" style:family="text">
      <style:text-properties fo:color="#ff33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1-3 No revision (TBD – Reflection)</text:p>
      <text:p text:style-name="P2">Lesson 4 (Servlets) – covered (extracts)</text:p>
      <text:p text:style-name="P2">Lesson 5 (JSP/Design Web Application/Maven Workflow) – covered (extracts)</text:p>
      <text:p text:style-name="P1">Lesson 6 – <text:span text:style-name="T1">partly covered</text:span> (TBD – Classes)</text:p>
      <text:p text:style-name="P1">Lesson 7 (PostgreSQL/<text:span text:style-name="T2">Hibernate</text:span>) (TBD)</text:p>
      <text:p text:style-name="P2">Lesson 8 (Hebirnate) – covered (full version)</text:p>
      <text:p text:style-name="P2">Lesson 9 (MultiThreading/SpringMVC) – covered (full version)</text:p>
      <text:p text:style-name="P2">Lesson 10 (Different topics) – covered (full vers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y </meta:initial-creator>
    <meta:creation-date>2015-10-06T21:15:33.61</meta:creation-date>
    <dc:date>2015-10-14T23:34:14.77</dc:date>
    <dc:creator>Andrey </dc:creator>
    <meta:editing-duration>PT16H15M52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8" meta:word-count="56" meta:character-count="390"/>
  </office:meta>
</office:document-meta>
</file>